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0.545cm" fo:min-width="22.36cm" loext:decorative="false"/>
    </style:style>
    <style:style style:name="gr2" style:family="graphic" style:parent-style-name="Arrow_20_Line">
      <style:graphic-properties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195cm" fo:min-width="2.675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199cm" fo:min-width="0cm" loext:decorative="false"/>
    </style:style>
    <style:style style:name="gr6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7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86cm" svg:height="10.795cm" svg:x="3.075cm" svg:y="2.54cm">
          <text:p/>
          <draw:enhanced-geometry svg:viewBox="0 0 21600 21600" draw:type="rectangle" draw:enhanced-path="M 0 0 L 21600 0 21600 21600 0 21600 0 0 Z N"/>
        </draw:custom-shape>
        <draw:measure draw:style-name="gr2" draw:text-style-name="P3" draw:layer="measurelines" svg:x1="3.075cm" svg:y1="2.605cm" svg:x2="25.935cm" svg:y2="2.605cm">
          <text:p text:style-name="P2">30 cm</text:p>
          <text:p text:style-name="P2"/>
        </draw:measure>
        <draw:measure draw:style-name="gr2" draw:text-style-name="P3" draw:layer="measurelines" svg:x1="26.07cm" svg:y1="2.54cm" svg:x2="26.07cm" svg:y2="13.335cm">
          <text:p text:style-name="P2">25 cm</text:p>
        </draw:measure>
        <draw:line draw:style-name="gr3" draw:text-style-name="P4" draw:layer="layout" svg:x1="3.075cm" svg:y1="7.72cm" svg:x2="25.935cm" svg:y2="7.72cm">
          <text:p/>
        </draw:line>
        <draw:line draw:style-name="gr3" draw:text-style-name="P4" draw:layer="layout" svg:x1="14.905cm" svg:y1="2.54cm" svg:x2="14.905cm" svg:y2="13.335cm">
          <text:p/>
        </draw:line>
        <draw:custom-shape draw:style-name="gr4" draw:text-style-name="P1" draw:layer="layout" svg:width="3.175cm" svg:height="4.445cm" svg:x="6.25cm" svg:y="4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5cm" svg:height="4.445cm" svg:x="21.65cm" svg:y="4.2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635cm" svg:height="0.635cm" svg:x="6.35cm" svg:y="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35cm" svg:height="0.635cm" svg:x="21.95cm" svg:y="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6" draw:text-style-name="P5" draw:layer="measurelines" svg:x1="25.881cm" svg:y1="6.72cm" svg:x2="22.325cm" svg:y2="6.72cm">
          <text:p text:style-name="P2">7.5 cm</text:p>
        </draw:measure>
        <draw:measure draw:style-name="gr7" draw:text-style-name="P5" draw:layer="layout" svg:x1="6.631cm" svg:y1="6.785cm" svg:x2="3.075cm" svg:y2="6.785cm">
          <text:p text:style-name="P2">7.5 cm</text:p>
        </draw:measure>
        <draw:measure draw:style-name="gr2" draw:text-style-name="P3" draw:layer="measurelines" svg:x1="6.631cm" svg:y1="6.985cm" svg:x2="22.325cm" svg:y2="6.985cm">
          <text:p text:style-name="P2">15 cm</text:p>
        </draw:measur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22:15:36.803483250</meta:creation-date>
    <dc:date>2026-03-16T22:33:44.681271207</dc:date>
    <meta:editing-duration>PT7M28S</meta:editing-duration>
    <meta:editing-cycles>1</meta:editing-cycles>
    <meta:document-statistic meta:object-count="35"/>
    <meta:generator>LibreOffice/25.2.3.2$Linux_X86_64 LibreOffice_project/520$Build-2</meta:generator>
  </office:meta>
</office:document-meta>
</file>